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Dylan Skrah</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ebc8a0f">1. annotated bibliography</text:a></text:p>
          <text:p text:style-name="Contents_20_1"><text:a xlink:type="simple" xlink:href="#orgd08b242">2. week 2</text:a></text:p>
          <text:p text:style-name="Contents_20_2"><text:a xlink:type="simple" xlink:href="#org758be52">2.1. Monarrez, Tomas and Chien, Carina (2021)</text:a></text:p>
          <text:p text:style-name="Contents_20_3"><text:a xlink:type="simple" xlink:href="#org41d08a4">2.1.1. Dividng Lines: Racially Unequal School Boundaries in Public School Systems</text:a></text:p>
          <text:p text:style-name="Contents_20_3"><text:a xlink:type="simple" xlink:href="#org3edf386">2.1.2. Annotation:</text:a></text:p>
          <text:p text:style-name="Contents_20_2"><text:a xlink:type="simple" xlink:href="#org1dceefa">2.2. Saporito, Salvatore and Van Riper, David (2016)</text:a></text:p>
          <text:p text:style-name="Contents_20_3"><text:a xlink:type="simple" xlink:href="#orga8550f4">2.2.1. Do Irregularly Shaped School Attendance Zones Contribute to Racial Segregation or Integration?</text:a></text:p>
          <text:p text:style-name="Contents_20_3"><text:a xlink:type="simple" xlink:href="#org7fd4a8d">2.2.2. Annotation:</text:a></text:p>
          <text:p text:style-name="Contents_20_1"><text:a xlink:type="simple" xlink:href="#org5e88eed">3. Week 3</text:a></text:p>
          <text:p text:style-name="Contents_20_2"><text:a xlink:type="simple" xlink:href="#org44dd2b8">3.1. Rey, Sergio J. and Anselin, Luc and Folch, David C. and Arribas-Bel, Daniel and Sastre Gutierrez, Myrna L. and Interlante, Lindsey (2011)</text:a></text:p>
          <text:p text:style-name="Contents_20_3"><text:a xlink:type="simple" xlink:href="#org1aa38cd">3.1.1. Measuring Spatial Dynamics in Metropolitan Areas</text:a></text:p>
          <text:p text:style-name="Contents_20_3"><text:a xlink:type="simple" xlink:href="#orgfdd9f83">3.1.2. Annotation</text:a></text:p>
          <text:p text:style-name="Contents_20_2"><text:a xlink:type="simple" xlink:href="#org16288b8">3.2. Fu, Bojie (2020)</text:a></text:p>
          <text:p text:style-name="Contents_20_3"><text:a xlink:type="simple" xlink:href="#org391163b">3.2.1. Promoting Geography for Sustainability</text:a></text:p>
          <text:p text:style-name="Contents_20_3"><text:a xlink:type="simple" xlink:href="#orgb462ff9">3.2.2. Annotation</text:a></text:p>
          <text:p text:style-name="Contents_20_1"><text:a xlink:type="simple" xlink:href="#org48f8166">4. Week 4</text:a></text:p>
          <text:p text:style-name="Contents_20_2"><text:a xlink:type="simple" xlink:href="#org0042e42">4.1. Robert J. Sampson, Stephen W. Raudenbush, Felton Earls (1997)</text:a></text:p>
          <text:p text:style-name="Contents_20_3"><text:a xlink:type="simple" xlink:href="#orgc27b2aa">4.1.1. Neighborhoods and Violent Crime: A Multilevel Study of Collective Efficacy</text:a></text:p>
          <text:p text:style-name="Contents_20_3"><text:a xlink:type="simple" xlink:href="#orgf3db1a3">4.1.2. Annotation</text:a></text:p>
          <text:p text:style-name="Contents_20_1"><text:a xlink:type="simple" xlink:href="#orge85756e">5. todo</text:a></text:p>
          <text:p text:style-name="Contents_20_2"><text:a xlink:type="simple" xlink:href="#org8726ef2">5.1. Woods, Clyde (1998)</text:a></text:p>
          <text:p text:style-name="Contents_20_3"><text:a xlink:type="simple" xlink:href="#org784f5be">5.1.1. Development Arrested: The Blues and Plantation Power in the Mississippi Delta</text:a></text:p>
          <text:p text:style-name="Contents_20_3"><text:a xlink:type="simple" xlink:href="#orgb632b4c">5.1.2. Annotation</text:a></text:p>
          <text:p text:style-name="Contents_20_2"><text:a xlink:type="simple" xlink:href="#org01d1bb1">5.2. Isenberg, Alison and Connerly, Charles E. and Lipsitz, George and Wilson, Bobby M. and Thomas, June Manning (2004)</text:a></text:p>
          <text:p text:style-name="Contents_20_3"><text:a xlink:type="simple" xlink:href="#org0b7a951">5.2.1. [SYMPOSIUM] on Wood's Development Arrested</text:a></text:p>
          <text:p text:style-name="Contents_20_3"><text:a xlink:type="simple" xlink:href="#orgf376348">5.2.2. Annotation</text:a></text:p>
          <text:p text:style-name="Contents_20_2"><text:a xlink:type="simple" xlink:href="#orgf55f62c">5.3. Tiefenbarcher, John P. (2019)</text:a></text:p>
          <text:p text:style-name="Contents_20_3"><text:a xlink:type="simple" xlink:href="#org237f395">5.3.1. [REVIEW] Development Arrested, The Blues, and Plantation Power In the Mississipi Delta</text:a></text:p>
          <text:p text:style-name="Contents_20_3"><text:a xlink:type="simple" xlink:href="#orgee1061e">5.3.2. Annotation</text:a></text:p>
          <text:p text:style-name="Contents_20_2"><text:a xlink:type="simple" xlink:href="#org147dfae">5.4. DeWitt, N. (2022).</text:a></text:p>
          <text:p text:style-name="Contents_20_3"><text:a xlink:type="simple" xlink:href="#org4e3fb34">5.4.1. Twisted Fate: How California's Premier Environmental Law has Worsened the State's Housing Crisis, and How to Fix it.</text:a></text:p>
          <text:p text:style-name="Contents_20_3"><text:a xlink:type="simple" xlink:href="#org07fe525">5.4.2. Annotation</text:a></text:p>
          <text:p text:style-name="Contents_20_2"><text:a xlink:type="simple" xlink:href="#org5399f6e">5.5. Schmidt-Traub, Guido and Kroll, Christian and Teksoz, Katerina and Durand-Delacr, David and Sachs, Jeffrey D. (2017)</text:a></text:p>
          <text:p text:style-name="Contents_20_3"><text:a xlink:type="simple" xlink:href="#org1deccbf">5.5.1. National Baselines for the Sustainable Development Goals Assessed in the SDG Index and Dashboards</text:a></text:p>
          <text:p text:style-name="Contents_20_3"><text:a xlink:type="simple" xlink:href="#orgc6e16d3">5.5.2. Annotation</text:a></text:p>
        </text:index-body>
      </text:table-of-content>
      <text:h text:style-name="Heading_20_1" text:outline-level="1" text:is-list-header="false">
<text:bookmark-start text:name="OrgXref.orgebc8a0f"/>
<text:bookmark text:name="orgebc8a0f"/>annotated bibliography
<text:bookmark-end text:name="OrgXref.orgebc8a0f"/></text:h>
      <text:h text:style-name="Heading_20_1" text:outline-level="1" text:is-list-header="false">
<text:bookmark-start text:name="OrgXref.orgd08b242"/>
<text:bookmark text:name="orgd08b242"/>week 2
<text:bookmark-end text:name="OrgXref.orgd08b242"/></text:h>
      <text:h text:style-name="Heading_20_2" text:outline-level="2" text:is-list-header="false">
<text:bookmark-start text:name="OrgXref.org758be52"/>
<text:bookmark text:name="org758be52"/>Monarrez, Tomas and Chien, Carina (2021)
<text:bookmark-end text:name="OrgXref.org758be52"/></text:h>
      <text:h text:style-name="Heading_20_3" text:outline-level="3" text:is-list-header="false">
<text:bookmark-start text:name="OrgXref.org41d08a4"/>
<text:bookmark text:name="org41d08a4"/>Dividng Lines: Racially Unequal School Boundaries in Public School Systems
<text:bookmark-end text:name="OrgXref.org41d08a4"/></text:h>
      <text:h text:style-name="Heading_20_3" text:outline-level="3" text:is-list-header="false">
<text:bookmark-start text:name="OrgXref.org3edf386"/>
<text:bookmark text:name="org3edf386"/>Annotation:
<text:bookmark-end text:name="OrgXref.org3edf386"/></text:h>
      <text:p text:style-name="Text_20_body">This paper evaluates ethnic and racial compositions of neighboring schools to find discontinuities. The question is to what extent do neighboring schools segregate their populations and school resources (such as staffing). The authors find over 2000 pairs of neighborhoring schools that are vastly different from each other in ethnic composition and resources, suggesting that school attendance boundaries (SABs) are drawn in ways that amplify segregation, intentionally or otherwise. They link existing inequalities to those created by the New Deal's Home Owners' Loan Corporation redlining policies using historical maps. While they use SABs extensively, they source their data privately, rather than using the public School Attendance Boundary Survey.
</text:p>
      <text:h text:style-name="Heading_20_2" text:outline-level="2" text:is-list-header="false">
<text:bookmark-start text:name="OrgXref.org1dceefa"/>
<text:bookmark text:name="org1dceefa"/>Saporito, Salvatore and Van Riper, David (2016)
<text:bookmark-end text:name="OrgXref.org1dceefa"/></text:h>
      <text:h text:style-name="Heading_20_3" text:outline-level="3" text:is-list-header="false">
<text:bookmark-start text:name="OrgXref.orga8550f4"/>
<text:bookmark text:name="orga8550f4"/>Do Irregularly Shaped School Attendance Zones Contribute to Racial Segregation or Integration?
<text:bookmark-end text:name="OrgXref.orga8550f4"/></text:h>
      <text:h text:style-name="Heading_20_3" text:outline-level="3" text:is-list-header="false">
<text:bookmark-start text:name="OrgXref.org7fd4a8d"/>
<text:bookmark text:name="org7fd4a8d"/>Annotation:
<text:bookmark-end text:name="OrgXref.org7fd4a8d"/></text:h>
      <text:p text:style-name="Text_20_body">This paper contextualizes the 'school attendance zone' or 'school attendance boundary' (SAB) as a concept in education research and demography. The argues establish the benefits of diverse schools and argue that the drawing of SABS is one of the best tools available to administrators to increase diversity. They operationalize irregularity (as in shapes) and show that the more irregularly drawn (i.e. not rectangular) shapes contribute to school diversity. Compact, rectangular SABs tend to mirror the demographic makeup of the overall city, meaning that a grid of SABs will simply reproduce the existing segregation in the city. SABs which are 'gerrymandered' to be sprawling and irregular can draw students from across different ethnic neighborhoods in the city, resulting in a more diverse school. They use the 2009 SABINS database to show that this pattern largely holds, that irregularly drawn SABs almost always have diverse schools.
</text:p>
      <text:h text:style-name="Heading_20_1" text:outline-level="1" text:is-list-header="false">
<text:bookmark-start text:name="OrgXref.org5e88eed"/>
<text:bookmark text:name="org5e88eed"/>Week 3
<text:bookmark-end text:name="OrgXref.org5e88eed"/></text:h>
      <text:h text:style-name="Heading_20_2" text:outline-level="2" text:is-list-header="false">
<text:bookmark-start text:name="OrgXref.org44dd2b8"/>
<text:bookmark text:name="org44dd2b8"/>Rey, Sergio J. and Anselin, Luc and Folch, David C. and Arribas-Bel, Daniel and Sastre Gutierrez, Myrna L. and Interlante, Lindsey (2011)
<text:bookmark-end text:name="OrgXref.org44dd2b8"/></text:h>
      <text:h text:style-name="Heading_20_3" text:outline-level="3" text:is-list-header="false">
<text:bookmark-start text:name="OrgXref.org1aa38cd"/>
<text:bookmark text:name="org1aa38cd"/>Measuring Spatial Dynamics in Metropolitan Areas
<text:bookmark-end text:name="OrgXref.org1aa38cd"/></text:h>
      <text:h text:style-name="Heading_20_3" text:outline-level="3" text:is-list-header="false">
<text:bookmark-start text:name="OrgXref.orgfdd9f83"/>
<text:bookmark text:name="orgfdd9f83"/>Annotation
<text:bookmark-end text:name="OrgXref.orgfdd9f83"/></text:h>
      <text:p text:style-name="Text_20_body">This paper is concerned with advancing the study of spatial dynamics of neighborhoods, as opposed to neighborhood composition; i.e. spatial boundaries of a neighborhood vs. the people that live within it. The authors argue that while both are critical for understanding neighborhood change, the study of spatial boundaries is vastly underinterrogated compared to neighborhood composition. The framework presented ivolves regionalizing census tracts (using a Max-P algorithm) in Metropolitan Statistical Areas for two time periods and then investigating 22 neighborhood characteristic variables from census. Results were examined in the regionalized study area (neighborhoods) and at the <text:span text:style-name="Emphasis">a priori</text:span> level (tracts). The findings suggest that higher density, smaller land area, and more centrally located (centrality) neighborhoods tend to experience the highest degree of change. 
</text:p>
      <text:h text:style-name="Heading_20_2" text:outline-level="2" text:is-list-header="false">
<text:bookmark-start text:name="OrgXref.org16288b8"/>
<text:bookmark text:name="org16288b8"/>Fu, Bojie (2020)
<text:bookmark-end text:name="OrgXref.org16288b8"/></text:h>
      <text:h text:style-name="Heading_20_3" text:outline-level="3" text:is-list-header="false">
<text:bookmark-start text:name="OrgXref.org391163b"/>
<text:bookmark text:name="org391163b"/>Promoting Geography for Sustainability
<text:bookmark-end text:name="OrgXref.org391163b"/></text:h>
      <text:h text:style-name="Heading_20_3" text:outline-level="3" text:is-list-header="false">
<text:bookmark-start text:name="OrgXref.orgb462ff9"/>
<text:bookmark text:name="orgb462ff9"/>Annotation
<text:bookmark-end text:name="OrgXref.orgb462ff9"/></text:h>
      <text:p text:style-name="Text_20_body">This article asks Q1: Which disciplines are most quantitively interact with geography for the purpose of advancing sustainability science; Q2: How to best promote geograpic sciences in transdisciplinary methodologies <text:span text:style-name="Emphasis">public policly</text:span>, <text:span text:style-name="Emphasis">urban planninging</text:span>. The author collect data on frequencies of 11 words that appear with "geography" + "sustainability" in titles, keywords, and abstracts in publications of the ISI Web of Science from 2010 to 2019. The resulting associations between geography, sustainability are orgazied along different dimmensions, such as research objects, policy areas, and modelling methodology. The author then theorizea and describes 5 distinct spheres of research that geographers could pursue to advance the use of geographical methods into sustainability studies: Geographical processes, Ecosystem services and human wellbeing, Human-Environmental Systems, Sustainable development, and Geo-data and models for sustainability.
</text:p>
      <text:h text:style-name="Heading_20_1" text:outline-level="1" text:is-list-header="false">
<text:bookmark-start text:name="OrgXref.org48f8166"/>
<text:bookmark text:name="org48f8166"/>Week 4
<text:bookmark-end text:name="OrgXref.org48f8166"/></text:h>
      <text:h text:style-name="Heading_20_2" text:outline-level="2" text:is-list-header="false">
<text:bookmark-start text:name="OrgXref.org0042e42"/>
<text:bookmark text:name="org0042e42"/>Robert J. Sampson, Stephen W. Raudenbush, Felton Earls (1997)
<text:bookmark-end text:name="OrgXref.org0042e42"/></text:h>
      <text:h text:style-name="Heading_20_3" text:outline-level="3" text:is-list-header="false">
<text:bookmark-start text:name="OrgXref.orgc27b2aa"/>
<text:bookmark text:name="orgc27b2aa"/>Neighborhoods and Violent Crime: A Multilevel Study of Collective Efficacy
<text:bookmark-end text:name="OrgXref.orgc27b2aa"/></text:h>
      <text:h text:style-name="Heading_20_3" text:outline-level="3" text:is-list-header="false">
<text:bookmark-start text:name="OrgXref.orgf3db1a3"/>
<text:bookmark text:name="orgf3db1a3"/>Annotation
<text:bookmark-end text:name="OrgXref.orgf3db1a3"/></text:h>
      <text:h text:style-name="Heading_20_1" text:outline-level="1" text:is-list-header="false">
<text:bookmark-start text:name="OrgXref.orge85756e"/>
<text:bookmark text:name="orge85756e"/>todo
<text:bookmark-end text:name="OrgXref.orge85756e"/></text:h>
      <text:h text:style-name="Heading_20_2" text:outline-level="2" text:is-list-header="false">
<text:bookmark-start text:name="OrgXref.org8726ef2"/>
<text:bookmark text:name="org8726ef2"/>Woods, Clyde (1998)
<text:bookmark-end text:name="OrgXref.org8726ef2"/></text:h>
      <text:h text:style-name="Heading_20_3" text:outline-level="3" text:is-list-header="false">
<text:bookmark-start text:name="OrgXref.org784f5be"/>
<text:bookmark text:name="org784f5be"/>Development Arrested: The Blues and Plantation Power in the Mississippi Delta
<text:bookmark-end text:name="OrgXref.org784f5be"/></text:h>
      <text:h text:style-name="Heading_20_3" text:outline-level="3" text:is-list-header="false">
<text:bookmark-start text:name="OrgXref.orgb632b4c"/>
<text:bookmark text:name="orgb632b4c"/>Annotation
<text:bookmark-end text:name="OrgXref.orgb632b4c"/></text:h>
      <text:h text:style-name="Heading_20_2" text:outline-level="2" text:is-list-header="false">
<text:bookmark-start text:name="OrgXref.org01d1bb1"/>
<text:bookmark text:name="org01d1bb1"/>Isenberg, Alison and Connerly, Charles E. and Lipsitz, George and Wilson, Bobby M. and Thomas, June Manning (2004)
<text:bookmark-end text:name="OrgXref.org01d1bb1"/></text:h>
      <text:h text:style-name="Heading_20_3" text:outline-level="3" text:is-list-header="false">
<text:bookmark-start text:name="OrgXref.org0b7a951"/>
<text:bookmark text:name="org0b7a951"/>[SYMPOSIUM] on Wood's Development Arrested
<text:bookmark-end text:name="OrgXref.org0b7a951"/></text:h>
      <text:h text:style-name="Heading_20_3" text:outline-level="3" text:is-list-header="false">
<text:bookmark-start text:name="OrgXref.orgf376348"/>
<text:bookmark text:name="orgf376348"/>Annotation
<text:bookmark-end text:name="OrgXref.orgf376348"/></text:h>
      <text:h text:style-name="Heading_20_2" text:outline-level="2" text:is-list-header="false">
<text:bookmark-start text:name="OrgXref.orgf55f62c"/>
<text:bookmark text:name="orgf55f62c"/>Tiefenbarcher, John P. (2019)
<text:bookmark-end text:name="OrgXref.orgf55f62c"/></text:h>
      <text:h text:style-name="Heading_20_3" text:outline-level="3" text:is-list-header="false">
<text:bookmark-start text:name="OrgXref.org237f395"/>
<text:bookmark text:name="org237f395"/>[REVIEW] Development Arrested, The Blues, and Plantation Power In the Mississipi Delta
<text:bookmark-end text:name="OrgXref.org237f395"/></text:h>
      <text:h text:style-name="Heading_20_3" text:outline-level="3" text:is-list-header="false">
<text:bookmark-start text:name="OrgXref.orgee1061e"/>
<text:bookmark text:name="orgee1061e"/>Annotation
<text:bookmark-end text:name="OrgXref.orgee1061e"/></text:h>
      <text:h text:style-name="Heading_20_2" text:outline-level="2" text:is-list-header="false">
<text:bookmark-start text:name="OrgXref.org147dfae"/>
<text:bookmark text:name="org147dfae"/>DeWitt, N. (2022).
<text:bookmark-end text:name="OrgXref.org147dfae"/></text:h>
      <text:h text:style-name="Heading_20_3" text:outline-level="3" text:is-list-header="false">
<text:bookmark-start text:name="OrgXref.org4e3fb34"/>
<text:bookmark text:name="org4e3fb34"/>Twisted Fate: How California's Premier Environmental Law has Worsened the State's Housing Crisis, and How to Fix it.
<text:bookmark-end text:name="OrgXref.org4e3fb34"/></text:h>
      <text:h text:style-name="Heading_20_3" text:outline-level="3" text:is-list-header="false">
<text:bookmark-start text:name="OrgXref.org07fe525"/>
<text:bookmark text:name="org07fe525"/>Annotation
<text:bookmark-end text:name="OrgXref.org07fe525"/></text:h>
      <text:h text:style-name="Heading_20_2" text:outline-level="2" text:is-list-header="false">
<text:bookmark-start text:name="OrgXref.org5399f6e"/>
<text:bookmark text:name="org5399f6e"/>Schmidt-Traub, Guido and Kroll, Christian and Teksoz, Katerina and Durand-Delacr, David and Sachs, Jeffrey D. (2017)
<text:bookmark-end text:name="OrgXref.org5399f6e"/></text:h>
      <text:h text:style-name="Heading_20_3" text:outline-level="3" text:is-list-header="false">
<text:bookmark-start text:name="OrgXref.org1deccbf"/>
<text:bookmark text:name="org1deccbf"/>National Baselines for the Sustainable Development Goals Assessed in the SDG Index and Dashboards
<text:bookmark-end text:name="OrgXref.org1deccbf"/></text:h>
      <text:h text:style-name="Heading_20_3" text:outline-level="3" text:is-list-header="false">
<text:bookmark-start text:name="OrgXref.orgc6e16d3"/>
<text:bookmark text:name="orgc6e16d3"/>Annotation
<text:bookmark-end text:name="OrgXref.orgc6e16d3"/></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Dylan Skrah</dc:creator>
    <meta:initial-creator>Dylan Skrah</meta:initial-creator>
    <dc:date>2022-09-09T12:18:49</dc:date>
    <meta:creation-date>2022-09-09T12:18:49</meta:creation-date>
    <meta:generator>Emacs 28.1 (Org mode 9.5.2)</meta:generator>
    <meta:keyword/>
    <dc:subject/>
    <dc:title/>
  </office:meta>
</office:document-meta>
</file>